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71.98pt" svg:height="333.55pt" svg:x="312.97pt" svg:y="89.6pt">
            <draw:object draw:notify-on-update-of-ranges="Sheet1.A1:Sheet1.A1 Sheet1.A2:Sheet1.A28 Sheet1.B1:Sheet1.B1 Sheet1.B2:Sheet1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Delay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table:formula="of:=1/([.C2]/1000)" office:value-type="float" office:value="2.92397660818713" calcext:value-type="float">
            <text:p>2.9239766081871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table:formula="of:=1/([.C3]/1000)" office:value-type="float" office:value="3.66300366300366" calcext:value-type="float">
            <text:p>3.663003663003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table:formula="of:=1/([.C4]/1000)" office:value-type="float" office:value="4.3859649122807" calcext:value-type="float">
            <text:p>4.385964912280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table:formula="of:=1/([.C5]/1000)" office:value-type="float" office:value="5.10204081632653" calcext:value-type="float">
            <text:p>5.1020408163265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table:formula="of:=1/([.C6]/1000)" office:value-type="float" office:value="5.84795321637427" calcext:value-type="float">
            <text:p>5.8479532163742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formula="of:=1/([.C7]/1000)" office:value-type="float" office:value="6.62251655629139" calcext:value-type="float">
            <text:p>6.6225165562913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table:formula="of:=1/([.C8]/1000)" office:value-type="float" office:value="7.32064421669107" calcext:value-type="float">
            <text:p>7.32064421669107</text:p>
          </table:table-cell>
          <table:table-cell office:value-type="float" office:value="136.6" calcext:value-type="float">
            <text:p>136.6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table:formula="of:=1/([.C9]/1000)" office:value-type="float" office:value="8.058017727639" calcext:value-type="float">
            <text:p>8.058017727639</text:p>
          </table:table-cell>
          <table:table-cell office:value-type="float" office:value="124.1" calcext:value-type="float">
            <text:p>124.1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table:formula="of:=1/([.C10]/1000)" office:value-type="float" office:value="8.79507475813544" calcext:value-type="float">
            <text:p>8.79507475813544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table:formula="of:=1/([.C11]/1000)" office:value-type="float" office:value="9.58772770853308" calcext:value-type="float">
            <text:p>9.58772770853308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table:formula="of:=1/([.C12]/1000)" office:value-type="float" office:value="10.2986611740474" calcext:value-type="float">
            <text:p>10.2986611740474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table:formula="of:=1/([.C13]/1000)" office:value-type="float" office:value="10.8459869848156" calcext:value-type="float">
            <text:p>10.8459869848156</text:p>
          </table:table-cell>
          <table:table-cell office:value-type="float" office:value="92.2" calcext:value-type="float">
            <text:p>92.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table:formula="of:=1/([.C14]/1000)" office:value-type="float" office:value="11.5874855156431" calcext:value-type="float">
            <text:p>11.5874855156431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1/([.C15]/1000)" office:value-type="float" office:value="12.3456790123457" calcext:value-type="float">
            <text:p>12.345679012345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1/([.C16]/1000)" office:value-type="float" office:value="13.1752305665349" calcext:value-type="float">
            <text:p>13.1752305665349</text:p>
          </table:table-cell>
          <table:table-cell office:value-type="float" office:value="75.9" calcext:value-type="float">
            <text:p>75.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formula="of:=1/([.C17]/1000)" office:value-type="float" office:value="14.6842878120411" calcext:value-type="float">
            <text:p>14.6842878120411</text:p>
          </table:table-cell>
          <table:table-cell office:value-type="float" office:value="68.1" calcext:value-type="float">
            <text:p>68.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1/([.C18]/1000)" office:value-type="float" office:value="16.2337662337662" calcext:value-type="float">
            <text:p>16.2337662337662</text:p>
          </table:table-cell>
          <table:table-cell office:value-type="float" office:value="61.6" calcext:value-type="float">
            <text:p>61.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1/([.C19]/1000)" office:value-type="float" office:value="17.6678445229682" calcext:value-type="float">
            <text:p>17.6678445229682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1/([.C20]/1000)" office:value-type="float" office:value="19.1204588910134" calcext:value-type="float">
            <text:p>19.1204588910134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1/([.C21]/1000)" office:value-type="float" office:value="20.7900207900208" calcext:value-type="float">
            <text:p>20.7900207900208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1/([.C22]/1000)" office:value-type="float" office:value="21.8340611353712" calcext:value-type="float">
            <text:p>21.8340611353712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1/([.C23]/1000)" office:value-type="float" office:value="23.2558139534884" calcext:value-type="float">
            <text:p>23.255813953488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1/([.C24]/1000)" office:value-type="float" office:value="24.6305418719212" calcext:value-type="float">
            <text:p>24.6305418719212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1/([.C25]/1000)" office:value-type="float" office:value="25.974025974026" calcext:value-type="float">
            <text:p>25.974025974026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1/([.C26]/1000)" office:value-type="float" office:value="27.3224043715847" calcext:value-type="float">
            <text:p>27.3224043715847</text:p>
          </table:table-cell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1/([.C27]/1000)" office:value-type="float" office:value="29.0697674418605" calcext:value-type="float">
            <text:p>29.0697674418605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1/([.C28]/1000)" office:value-type="float" office:value="30.6748466257669" calcext:value-type="float">
            <text:p>30.6748466257669</text:p>
          </table:table-cell>
          <table:table-cell office:value-type="float" office:value="32.6" calcext:value-type="float">
            <text:p>32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09:41:11.764302751</meta:creation-date>
    <dc:date>2018-04-28T14:46:37.441479762</dc:date>
    <meta:editing-duration>PT4H44M54S</meta:editing-duration>
    <meta:editing-cycles>1</meta:editing-cycles>
    <meta:document-statistic meta:table-count="1" meta:cell-count="84" meta:object-count="1"/>
    <meta:generator>LibreOffice/5.4.6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707cm" svg:height="11.768cm" xlink:href=".." xlink:type="simple" chart:class="chart:scatter" chart:style-name="ch1">
        <chart:title svg:x="11.016cm" svg:y="0.371cm" chart:style-name="ch2">
          <text:p>PT2399</text:p>
        </chart:title>
        <chart:legend chart:legend-position="end" svg:x="21.94cm" svg:y="5.585cm" style:legend-expansion="high" chart:style-name="ch3"/>
        <chart:plot-area chart:style-name="ch4" table:cell-range-address="Sheet1.A1:Sheet1.B28" chart:data-source-has-labels="row" svg:x="3.175cm" svg:y="1.726cm" svg:width="17.706cm" svg:height="8.323cm">
          <chartooo:coordinate-region svg:x="3.796cm" svg:y="1.926cm" svg:width="16.621cm" svg:height="7.476cm"/>
          <chart:axis chart:dimension="x" chart:name="primary-x" chart:style-name="ch5">
            <chart:title svg:x="11.852cm" svg:y="10.284cm" chart:style-name="ch6">
              <text:p>R</text:p>
            </chart:title>
          </chart:axis>
          <chart:axis chart:dimension="y" chart:name="primary-y" chart:style-name="ch5">
            <chart:title svg:x="2.141cm" svg:y="6.143cm" chart:style-name="ch7">
              <text:p>Hz</text:p>
            </chart:title>
            <chart:grid chart:style-name="ch8" chart:class="major"/>
          </chart:axis>
          <chart:series chart:style-name="ch9" chart:values-cell-range-address="Sheet1.B2:Sheet1.B28" chart:label-cell-address="Sheet1.B1:Sheet1.B1" chart:class="chart:scatter">
            <chart:domain table:cell-range-address="Sheet1.A2:Sheet1.A28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z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600">
                <text:p>27600</text:p>
                <draw:g>
                  <svg:desc>Sheet1.A2:Sheet1.A28</svg:desc>
                </draw:g>
              </table:table-cell>
              <table:table-cell office:value-type="float" office:value="2.92397660818713">
                <text:p>2.92397660818713</text:p>
                <draw:g>
                  <svg:desc>Sheet1.B2:Sheet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300">
                <text:p>21300</text:p>
              </table:table-cell>
              <table:table-cell office:value-type="float" office:value="3.66300366300366">
                <text:p>3.66300366300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00">
                <text:p>17200</text:p>
              </table:table-cell>
              <table:table-cell office:value-type="float" office:value="4.3859649122807">
                <text:p>4.3859649122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300">
                <text:p>14300</text:p>
              </table:table-cell>
              <table:table-cell office:value-type="float" office:value="5.10204081632653">
                <text:p>5.10204081632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00">
                <text:p>12100</text:p>
              </table:table-cell>
              <table:table-cell office:value-type="float" office:value="5.84795321637427">
                <text:p>5.84795321637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00">
                <text:p>10500</text:p>
              </table:table-cell>
              <table:table-cell office:value-type="float" office:value="6.62251655629139">
                <text:p>6.62251655629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00">
                <text:p>9200</text:p>
              </table:table-cell>
              <table:table-cell office:value-type="float" office:value="7.32064421669107">
                <text:p>7.32064421669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00">
                <text:p>8200</text:p>
              </table:table-cell>
              <table:table-cell office:value-type="float" office:value="8.058017727639">
                <text:p>8.0580177276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00">
                <text:p>7200</text:p>
              </table:table-cell>
              <table:table-cell office:value-type="float" office:value="8.79507475813544">
                <text:p>8.79507475813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00">
                <text:p>6400</text:p>
              </table:table-cell>
              <table:table-cell office:value-type="float" office:value="9.58772770853308">
                <text:p>9.58772770853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00">
                <text:p>5800</text:p>
              </table:table-cell>
              <table:table-cell office:value-type="float" office:value="10.2986611740474">
                <text:p>10.2986611740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00">
                <text:p>5400</text:p>
              </table:table-cell>
              <table:table-cell office:value-type="float" office:value="10.8459869848156">
                <text:p>10.8459869848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00">
                <text:p>4900</text:p>
              </table:table-cell>
              <table:table-cell office:value-type="float" office:value="11.5874855156431">
                <text:p>11.5874855156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00">
                <text:p>4500</text:p>
              </table:table-cell>
              <table:table-cell office:value-type="float" office:value="12.3456790123457">
                <text:p>12.3456790123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">
                <text:p>4000</text:p>
              </table:table-cell>
              <table:table-cell office:value-type="float" office:value="13.1752305665349">
                <text:p>13.17523056653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0">
                <text:p>3400</text:p>
              </table:table-cell>
              <table:table-cell office:value-type="float" office:value="14.6842878120411">
                <text:p>14.6842878120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00">
                <text:p>2800</text:p>
              </table:table-cell>
              <table:table-cell office:value-type="float" office:value="16.2337662337662">
                <text:p>16.2337662337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0">
                <text:p>2400</text:p>
              </table:table-cell>
              <table:table-cell office:value-type="float" office:value="17.6678445229682">
                <text:p>17.66784452296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9.1204588910134">
                <text:p>19.1204588910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70">
                <text:p>1670</text:p>
              </table:table-cell>
              <table:table-cell office:value-type="float" office:value="20.7900207900208">
                <text:p>20.7900207900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0">
                <text:p>1470</text:p>
              </table:table-cell>
              <table:table-cell office:value-type="float" office:value="21.8340611353712">
                <text:p>21.83406113537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0">
                <text:p>1280</text:p>
              </table:table-cell>
              <table:table-cell office:value-type="float" office:value="23.2558139534884">
                <text:p>23.25581395348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0">
                <text:p>1080</text:p>
              </table:table-cell>
              <table:table-cell office:value-type="float" office:value="24.6305418719212">
                <text:p>24.6305418719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4">
                <text:p>894</text:p>
              </table:table-cell>
              <table:table-cell office:value-type="float" office:value="25.974025974026">
                <text:p>25.9740259740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3">
                <text:p>723</text:p>
              </table:table-cell>
              <table:table-cell office:value-type="float" office:value="27.3224043715847">
                <text:p>27.32240437158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9">
                <text:p>519</text:p>
              </table:table-cell>
              <table:table-cell office:value-type="float" office:value="29.0697674418605">
                <text:p>29.06976744186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8">
                <text:p>288</text:p>
              </table:table-cell>
              <table:table-cell office:value-type="float" office:value="30.6748466257669">
                <text:p>30.6748466257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